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細明體" svg:font-family="細明體, MingLiU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032cm" fo:margin-left="0.185cm" table:align="left" style:writing-mode="lr-tb"/>
    </style:style>
    <style:style style:name="表格1.A" style:family="table-column">
      <style:table-column-properties style:column-width="2.57cm"/>
    </style:style>
    <style:style style:name="表格1.B" style:family="table-column">
      <style:table-column-properties style:column-width="2.108cm"/>
    </style:style>
    <style:style style:name="表格1.C" style:family="table-column">
      <style:table-column-properties style:column-width="4.572cm"/>
    </style:style>
    <style:style style:name="表格1.D" style:family="table-column">
      <style:table-column-properties style:column-width="2.057cm"/>
    </style:style>
    <style:style style:name="表格1.E" style:family="table-column">
      <style:table-column-properties style:column-width="6.726cm"/>
    </style:style>
    <style:style style:name="表格1.1" style:family="table-row">
      <style:table-row-properties style:min-row-height="0.91cm"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表格1.C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1.2" style:family="table-row">
      <style:table-row-properties style:min-row-height="1.207cm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3" style:family="table-row">
      <style:table-row-properties style:min-row-height="2.291cm" fo:keep-together="auto"/>
    </style:style>
    <style:style style:name="表格1.A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表格1.4" style:family="table-row">
      <style:table-row-properties style:min-row-height="2.355cm" fo:keep-together="auto"/>
    </style:style>
    <style:style style:name="表格1.5" style:family="table-row">
      <style:table-row-properties style:min-row-height="4.071cm" fo:keep-together="auto"/>
    </style:style>
    <style:style style:name="表格1.6" style:family="table-row">
      <style:table-row-properties fo:keep-together="auto"/>
    </style:style>
    <style:style style:name="表格1.A6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表格1.E6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表格2" style:family="table">
      <style:table-properties style:width="16.528cm" fo:margin-left="0.647cm" table:align="left" style:writing-mode="lr-tb"/>
    </style:style>
    <style:style style:name="表格2.A" style:family="table-column">
      <style:table-column-properties style:column-width="4.128cm"/>
    </style:style>
    <style:style style:name="表格2.D" style:family="table-column">
      <style:table-column-properties style:column-width="4.145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line-height-at-least="0.423cm" fo:text-align="center" style:justify-single-word="false" fo:orphans="2" fo:widows="2" style:text-autospace="none" style:vertical-align="bottom"/>
    </style:style>
    <style:style style:name="P2" style:family="paragraph" style:parent-style-name="Standard">
      <style:paragraph-properties style:line-height-at-least="0.423cm" fo:text-align="center" style:justify-single-word="false" fo:orphans="2" fo:widows="2" style:text-autospace="none" style:vertical-align="bottom"/>
      <style:text-properties style:font-name="Britannic Bold" fo:font-size="16pt" fo:font-weight="bold" style:font-size-asian="16pt" style:font-weight-asian="bold" style:font-name-complex="Britannic Bold"/>
    </style:style>
    <style:style style:name="P3" style:family="paragraph" style:parent-style-name="Standard">
      <style:paragraph-properties fo:margin-top="0.423cm" fo:margin-bottom="0cm" loext:contextual-spacing="false" fo:orphans="2" fo:widows="2" style:text-autospace="none" style:vertical-align="bottom"/>
    </style:style>
    <style:style style:name="P4" style:family="paragraph" style:parent-style-name="Standard">
      <style:paragraph-properties fo:margin-top="0.423cm" fo:margin-bottom="0cm" loext:contextual-spacing="false" fo:text-align="center" style:justify-single-word="false" fo:orphans="2" fo:widows="2" style:text-autospace="none" style:vertical-align="bottom"/>
      <style:text-properties fo:font-weight="bold" style:font-weight-asian="bold"/>
    </style:style>
    <style:style style:name="P5" style:family="paragraph" style:parent-style-name="Standard">
      <style:paragraph-properties fo:margin-top="0.423cm" fo:margin-bottom="0cm" loext:contextual-spacing="false" fo:orphans="2" fo:widows="2" style:text-autospace="none" style:vertical-align="bottom"/>
      <style:text-properties fo:font-weight="bold" style:font-weight-asian="bold"/>
    </style:style>
    <style:style style:name="P6" style:family="paragraph" style:parent-style-name="Standard">
      <style:paragraph-properties fo:margin-top="0.423cm" fo:margin-bottom="0cm" loext:contextual-spacing="false" fo:orphans="2" fo:widows="2" style:text-autospace="none" style:vertical-align="bottom" style:snap-to-layout-grid="false"/>
      <style:text-properties fo:font-weight="bold" style:font-weight-asian="bold"/>
    </style:style>
    <style:style style:name="P7" style:family="paragraph" style:parent-style-name="Standard">
      <style:paragraph-properties fo:margin-top="0.423cm" fo:margin-bottom="0cm" loext:contextual-spacing="false" fo:orphans="2" fo:widows="2" style:text-autospace="none" style:vertical-align="bottom"/>
      <style:text-properties fo:font-weight="bold" style:font-weight-asian="bold"/>
    </style:style>
    <style:style style:name="P8" style:family="paragraph" style:parent-style-name="Standard">
      <style:paragraph-properties fo:margin-top="0.423cm" fo:margin-bottom="0cm" loext:contextual-spacing="false" fo:text-align="justify" style:justify-single-word="false" fo:orphans="2" fo:widows="2" style:text-autospace="none" style:vertical-align="bottom"/>
      <style:text-properties fo:font-weight="bold" style:font-weight-asian="bold"/>
    </style:style>
    <style:style style:name="P9" style:family="paragraph" style:parent-style-name="Standard">
      <style:paragraph-properties fo:margin-top="0.423cm" fo:margin-bottom="0cm" loext:contextual-spacing="false" fo:text-align="justify" style:justify-single-word="false" fo:orphans="2" fo:widows="2" style:text-autospace="none" style:vertical-align="bottom"/>
      <style:text-properties fo:font-weight="bold" style:font-weight-asian="bold"/>
    </style:style>
    <style:style style:name="P10" style:family="paragraph" style:parent-style-name="Standard">
      <style:paragraph-properties fo:margin-left="0.61cm" fo:margin-right="0cm" fo:margin-top="0.423cm" fo:margin-bottom="0cm" loext:contextual-spacing="false" fo:orphans="2" fo:widows="2" fo:text-indent="-0.247cm" style:auto-text-indent="false" style:text-autospace="none" style:vertical-align="bottom"/>
    </style:style>
    <style:style style:name="P11" style:family="paragraph" style:parent-style-name="Standard">
      <style:paragraph-properties fo:margin-left="0.561cm" fo:margin-right="0cm" fo:margin-top="0.423cm" fo:margin-bottom="0cm" loext:contextual-spacing="false" fo:orphans="2" fo:widows="2" fo:text-indent="-0.198cm" style:auto-text-indent="false" style:text-autospace="none" style:vertical-align="bottom"/>
    </style:style>
    <style:style style:name="P12" style:family="paragraph" style:parent-style-name="Standard" style:master-page-name="Standard">
      <style:paragraph-properties style:line-height-at-least="0.423cm" fo:text-align="center" style:justify-single-word="false" fo:orphans="2" fo:widows="2" style:page-number="1" style:text-autospace="none" style:vertical-align="bottom"/>
    </style:style>
    <style:style style:name="P13" style:family="paragraph" style:parent-style-name="Footer">
      <style:paragraph-properties fo:text-align="center" style:justify-single-word="false" fo:orphans="2" fo:widows="2" style:text-autospace="none" style:vertical-align="botto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style:font-name="Britannic Bold" fo:font-size="16pt" fo:font-weight="bold" style:font-size-asian="16pt" style:font-weight-asian="bold" style:font-name-complex="Britannic Bold"/>
    </style:style>
    <style:style style:name="T5" style:family="text">
      <style:text-properties style:font-name="Britannic Bold" fo:font-size="16pt" fo:font-weight="bold" style:font-size-asian="16pt" style:font-weight-asian="bold" style:font-name-complex="Britannic Bold"/>
    </style:style>
    <style:style style:name="T6" style:family="text">
      <style:text-properties fo:font-size="10pt" style:font-size-asian="10pt"/>
    </style:style>
    <style:style style:name="T7" style:family="text">
      <style:text-properties fo:font-size="10pt" style:font-size-asian="10pt" style:font-weight-complex="bold"/>
    </style:style>
    <style:style style:name="T8" style:family="text">
      <style:text-properties fo:font-size="10pt" style:text-underline-style="solid" style:text-underline-width="auto" style:text-underline-color="font-color" style:font-size-asian="10pt" style:font-weight-complex="bold"/>
    </style:style>
    <style:style style:name="T9" style:family="text">
      <style:text-properties fo:font-size="10pt" fo:font-weight="bold" style:font-size-asian="10pt" style:font-weight-asian="bold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font-size="10pt" style:font-name-asian="新細明體1" style:font-size-asian="10pt"/>
    </style:style>
    <style:style style:name="T12" style:family="text">
      <style:text-properties style:font-weight-complex="bold"/>
    </style:style>
    <style:style style:name="T13" style:family="text">
      <style:text-properties style:font-weight-complex="bold"/>
    </style:style>
    <style:style style:name="T14" style:family="text">
      <style:text-properties style:text-underline-style="solid" style:text-underline-width="auto" style:text-underline-color="font-color" style:font-weight-complex="bold"/>
    </style:style>
    <style:style style:name="T15" style:family="text">
      <style:text-properties style:text-underline-style="solid" style:text-underline-width="auto" style:text-underline-color="font-color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E</text:span><text:span text:style-name="T4">valuation</text:span><text:span text:style-name="T4"> </text:span><text:span text:style-name="T4">of Research</text:span><text:span text:style-name="T4"> <text:s/>P</text:span><text:span text:style-name="T4">erformance</text:span></text:p>
      <text:p text:style-name="P2">College of Engineering</text:p>
      <text:p text:style-name="P1"><text:span text:style-name="T4">National Chiao Tung University, Hsinchu, Taiwan</text:span></text:p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2" office:value-type="string">
            <text:p text:style-name="P4">Name of Applicant</text:p>
          </table:table-cell>
          <table:covered-table-cell/>
          <table:table-cell table:style-name="表格1.C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4">Rank Reviewed For</text:p>
          </table:table-cell>
          <table:covered-table-cell/>
          <table:table-cell table:style-name="表格1.C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.3">
          <table:table-cell table:style-name="表格1.A3" table:number-columns-spanned="5" office:value-type="string">
            <text:p text:style-name="P3"><text:span text:style-name="T1">Title</text:span><text:span text:style-name="T1">(</text:span><text:span text:style-name="T1">s</text:span><text:span text:style-name="T1">)</text:span><text:span text:style-name="T1"> of Representative Publication:</text:span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table:number-columns-spanned="5" office:value-type="string">
            <text:p text:style-name="P8">Please provide your evaluation of the applicant’s representative publication, other publications, and overall research ability.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3" table:number-columns-spanned="5" office:value-type="string">
            <text:p text:style-name="P5">Please rate the applicant’s overall research performance as compared with other researchers of the same rank in the same field.</text:p>
            <text:p text:style-name="P10"><text:span text:style-name="T7">*</text:span><text:span text:style-name="T3"> </text:span><text:span text:style-name="T12">We will judge the applicant’s research performance based on the assessments from external </text:span><text:span text:style-name="T12">reviewers</text:span><text:span text:style-name="T12">. The applicant </text:span><text:span text:style-name="T12">is</text:span><text:span text:style-name="T12"> </text:span><text:span text:style-name="T12">recommended</text:span><text:span text:style-name="T12"> for promotion</text:span><text:span text:style-name="T12"> to </text:span><text:span text:style-name="null"><text:span text:style-name="T12">associate</text:span></text:span><text:span text:style-name="T12"> professorship</text:span><text:span text:style-name="T12"> </text:span><text:span text:style-name="T12">if</text:span><text:span text:style-name="T12"> </text:span>3/4<text:span text:style-name="T12"> of the external reviewers </text:span><text:span text:style-name="T12">give </text:span><text:span text:style-name="T12">“Excellent” or “Good” </text:span><text:span text:style-name="T12">remarks</text:span><text:span text:style-name="null"><text:span text:style-name="T12">, </text:span></text:span><text:span text:style-name="null"><text:span text:style-name="T14">and at least </text:span></text:span><text:span text:style-name="null"><text:span text:style-name="T14">1/4</text:span></text:span><text:span text:style-name="null"><text:span text:style-name="T14"> </text:span></text:span><text:span text:style-name="null"><text:span text:style-name="T14">for </text:span></text:span><text:span text:style-name="null"><text:span text:style-name="T14">"Excellent".</text:span></text:span></text:p>
            <text:p text:style-name="P11"><text:span text:style-name="null"><text:span text:style-name="T8"/></text:span></text:p>
            <table:table table:name="表格2" table:style-name="表格2">
              <table:table-column table:style-name="表格2.A" table:number-columns-repeated="3"/>
              <table:table-column table:style-name="表格2.D"/>
              <table:table-row table:style-name="表格2.1">
                <table:table-cell table:style-name="表格2.A1" office:value-type="string">
                  <text:p text:style-name="P4">Excellent</text:p>
                </table:table-cell>
                <table:table-cell table:style-name="表格2.A1" office:value-type="string">
                  <text:p text:style-name="P4">Good</text:p>
                </table:table-cell>
                <table:table-cell table:style-name="表格2.A1" office:value-type="string">
                  <text:p text:style-name="P4">Average</text:p>
                </table:table-cell>
                <table:table-cell table:style-name="表格2.D1" office:value-type="string">
                  <text:p text:style-name="P4">Below Average</text:p>
                </table:table-cell>
              </table:table-row>
              <table:table-row table:style-name="表格2.1">
                <table:table-cell table:style-name="表格2.A2" office:value-type="string">
                  <text:p text:style-name="P6"/>
                </table:table-cell>
                <table:table-cell table:style-name="表格2.A2" office:value-type="string">
                  <text:p text:style-name="P6"/>
                </table:table-cell>
                <table:table-cell table:style-name="表格2.A2" office:value-type="string">
                  <text:p text:style-name="P6"/>
                </table:table-cell>
                <table:table-cell table:style-name="表格2.D2" office:value-type="string">
                  <text:p text:style-name="P6"/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office:value-type="string">
            <text:p text:style-name="P5">Signature</text:p>
            <text:p text:style-name="P3"><text:span text:style-name="T9">(</text:span><text:span text:style-name="T9">Confidential</text:span><text:span text:style-name="T9">)</text:span></text:p>
          </table:table-cell>
          <table:table-cell table:style-name="表格1.B6" table:number-columns-spanned="2" office:value-type="string">
            <text:p text:style-name="P6"/>
          </table:table-cell>
          <table:covered-table-cell/>
          <table:table-cell table:style-name="表格1.B6" office:value-type="string">
            <text:p text:style-name="P5">Date</text:p>
          </table:table-cell>
          <table:table-cell table:style-name="表格1.E6" office:value-type="string">
            <text:p text:style-name="P6"/>
          </table:table-cell>
        </table:table-row>
      </table:table>
      <text:p text:style-name="P3"><text:span text:style-name="T6">(The reviewer's name will be kept strictly confidential. Please return your comments before <text:s/></text:span><text:span text:style-name="T11">mm/</text:span><text:span text:style-name="T6">dd/ y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細明體" svg:font-family="細明體, MingLiU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細明體" fo:font-family="細明體, MingLiU" style:font-family-generic="moder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  <style:text-properties style:font-name="細明體" fo:font-family="細明體, MingLiU" style:font-family-generic="modern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1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細明體" fo:font-family="細明體, MingLiU" style:font-family-generic="modern" style:font-name-asian="細明體" style:font-family-asian="細明體, MingLiU" style:font-family-generic-asian="modern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asian="細明體" style:font-family-asian="細明體, MingLiU" style:font-family-generic-asian="modern" style:font-name-complex="Wingdings" style:font-family-complex="Wingdings" style:font-pitch-complex="variable" style:font-charset-complex="x-symbol"/>
    </style:style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l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□">
        <style:list-level-properties text:list-level-position-and-space-mode="label-alignment">
          <style:list-level-label-alignment text:label-followed-by="listtab" text:list-tab-stop-position="1.03cm" fo:text-indent="-0.529cm" fo:margin-left="1.03cm"/>
        </style:list-level-properties>
        <style:text-properties style:font-name="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orphans="2" fo:widows="2" style:text-autospace="none" style:vertical-align="bottom"/>
    </style:style>
    <style:page-layout style:name="Mpm1">
      <style:page-layout-properties fo:page-width="21.001cm" fo:page-height="29.505cm" style:num-format="1" style:print-orientation="portrait" fo:margin-top="0.801cm" fo:margin-bottom="0.741cm" fo:margin-left="1.501cm" fo:margin-right="1.50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 FORM  OF  PROMOTION</dc:title>
    <meta:initial-creator>COS</meta:initial-creator>
    <meta:creation-date>2014-07-09T16:38:00</meta:creation-date>
    <dc:creator>ichichuang</dc:creator>
    <dc:date>2014-07-09T16:38:00</dc:date>
    <meta:print-date>2014-07-08T10:04:00</meta:print-date>
    <meta:editing-cycles>3</meta:editing-cycles>
    <meta:editing-duration>PT1M</meta:editing-duration>
    <meta:document-statistic meta:table-count="2" meta:image-count="0" meta:object-count="0" meta:page-count="1" meta:paragraph-count="17" meta:word-count="122" meta:character-count="869" meta:non-whitespace-character-count="762"/>
    <meta:generator>LibreOffice/5.1.4.2$Windows_x86 LibreOffice_project/f99d75f39f1c57ebdd7ffc5f42867c12031db97a</meta:generator>
  </office:meta>
</office:document-meta>
</file>